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4">
      <style:text-properties officeooo:paragraph-rsid="0015752c"/>
    </style:style>
    <style:style style:name="P3" style:family="paragraph" style:parent-style-name="Heading_20_4">
      <style:text-properties fo:font-style="normal" fo:font-weight="normal" officeooo:paragraph-rsid="0015752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ize="11pt" officeooo:rsid="0015752c" officeooo:paragraph-rsid="0015752c" style:font-size-asian="11pt" style:font-size-complex="11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1pt" officeooo:rsid="0015752c" officeooo:paragraph-rsid="0015752c" style:font-size-asian="11pt" style:font-size-complex="11pt"/>
    </style:style>
    <style:style style:name="P6" style:family="paragraph" style:parent-style-name="Text_20_body">
      <style:text-properties fo:font-size="10pt" officeooo:rsid="0015752c" officeooo:paragraph-rsid="0015752c" style:font-size-asian="10pt" style:font-size-complex="10pt"/>
    </style:style>
    <style:style style:name="P7" style:family="paragraph" style:parent-style-name="Text_20_body">
      <style:text-properties fo:font-size="10pt" fo:font-weight="bold" officeooo:rsid="0015ade7" officeooo:paragraph-rsid="0015ade7" style:font-size-asian="10pt" style:font-weight-asian="bold" style:font-size-complex="10pt" style:font-weight-complex="bold"/>
    </style:style>
    <style:style style:name="T1" style:family="text">
      <style:text-properties officeooo:rsid="0015752c"/>
    </style:style>
    <style:style style:name="T2" style:family="text">
      <style:text-properties fo:font-size="11pt" officeooo:rsid="0015752c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ual SQL</text:h>
      <text:p text:style-name="Text_20_body"/>
      <text:p text:style-name="Text_20_body"/>
      <text:h text:style-name="P2" text:outline-level="4"><text:span text:style-name="T1">CREATE TABLE</text:span></text:h>
      <text:h text:style-name="P3" text:outline-level="4"><text:span text:style-name="T2">CREATE TABLE [IF NOT EXISTS] table_name(</text:span></text:h>
      <text:p text:style-name="P5"><text:tab/>column_name1 data_type(length) [NOT NULL] [DEFAULT value] [AUTO_INCREMENT] column_constraint;</text:p>
      <text:p text:style-name="P4"><text:tab/>column_name2 data_type(length) [NOT NULL] [DEFAULT value] [AUTO_INCREMENT] column_constraint;</text:p>
      <text:p text:style-name="P4"><text:tab/>column_name3 data_type(length) [NOT NULL] [DEFAULT value] [AUTO_INCREMENT] column_constraint;</text:p>
      <text:p text:style-name="P4"><text:tab/>column_name4 data_type(length) [NOT NULL] [DEFAULT value] [AUTO_INCREMENT] column_constraint;</text:p>
      <text:p text:style-name="P4"><text:tab/>…</text:p>
      <text:p text:style-name="P4"><text:tab/>table_constraints</text:p>
      <text:p text:style-name="P4">) ENGINE=storage_engine;</text:p>
      <text:p text:style-name="P4"/>
      <text:p text:style-name="P7">TABLE NAMES =&gt; UNIQUE, CHECK, PRIMARY KEY, FOREIGN KEY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95cm" fo:margin-right="0.99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3:47:12.470000000</meta:creation-date>
    <dc:date>2023-09-30T14:04:07.721000000</dc:date>
    <meta:editing-duration>PT16M55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1" meta:word-count="55" meta:character-count="536" meta:non-whitespace-character-count="486"/>
  </office:meta>
</office:document-meta>
</file>